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Standard">
      <style:text-properties fo:language="ru" fo:country="RU" officeooo:rsid="0023e910" officeooo:paragraph-rsid="0016399b"/>
    </style:style>
    <style:style style:name="P13" style:family="paragraph" style:parent-style-name="Text_20_body">
      <style:text-properties fo:language="ru" fo:country="RU" officeooo:rsid="0023e910" officeooo:paragraph-rsid="0017c94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5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P16" style:family="paragraph" style:parent-style-name="Содержимое_20_таблицы_20_по_20_центру">
      <style:text-properties officeooo:rsid="0027c778" officeooo:paragraph-rsid="0027c778"/>
    </style:style>
    <style:style style:name="P1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First_20_Page">
      <style:paragraph-properties style:page-number="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6b5"/>
    </style:style>
    <style:style style:name="T3" style:family="text">
      <style:text-properties fo:language="ru" fo:country="RU" officeooo:rsid="002efab4"/>
    </style:style>
    <style:style style:name="T4" style:family="text">
      <style:text-properties officeooo:rsid="002c0e4a"/>
    </style:style>
    <style:style style:name="T5" style:family="text">
      <style:text-properties officeooo:rsid="002d2a99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5">9</text:span></text:p>
      <text:p text:style-name="Standard"/>
      <text:p text:style-name="P10"><text:span text:style-name="T1">Тема лабораторной работы: </text:span><text:span text:style-name="T3">Создание своего интерператора (без код-генерации)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6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7"><text:a xlink:type="simple" xlink:href="#__RefHeading___Toc1116_1594055144" text:style-name="Index_20_Link" text:visited-style-name="Index_20_Link">Постановка задачи<text:tab/>2</text:a></text:p>
          <text:p text:style-name="P17"><text:a xlink:type="simple" xlink:href="#__RefHeading___Toc1118_1594055144" text:style-name="Index_20_Link" text:visited-style-name="Index_20_Link">Теоретическая часть<text:tab/></text:a><text:a xlink:type="simple" xlink:href="#__RefHeading___Toc1118_1594055144" text:style-name="Index_20_Link" text:visited-style-name="Index_20_Link"><text:span text:style-name="T4">3</text:span></text:a></text:p>
          <text:p text:style-name="P17"><text:a xlink:type="simple" xlink:href="#__RefHeading___Toc1126_1594055144" text:style-name="Index_20_Link" text:visited-style-name="Index_20_Link">Листинг программы<text:tab/></text:a><text:a xlink:type="simple" xlink:href="#__RefHeading___Toc1126_1594055144" text:style-name="Index_20_Link" text:visited-style-name="Index_20_Link"><text:span text:style-name="T4">3</text:span></text:a></text:p>
          <text:p text:style-name="P17"><text:a xlink:type="simple" xlink:href="#__RefHeading___Toc1128_1594055144" text:style-name="Index_20_Link" text:visited-style-name="Index_20_Link">Результат работы программы<text:tab/></text:a><text:a xlink:type="simple" xlink:href="#__RefHeading___Toc1128_1594055144" text:style-name="Index_20_Link" text:visited-style-name="Index_20_Link"><text:span text:style-name="T4">4</text:span></text:a></text:p>
          <text:p text:style-name="P17"><text:a xlink:type="simple" xlink:href="#__RefHeading___Toc1130_1594055144" text:style-name="Index_20_Link" text:visited-style-name="Index_20_Link">Список использованной литературы и материалов<text:tab/></text:a><text:a xlink:type="simple" xlink:href="#__RefHeading___Toc1130_1594055144" text:style-name="Index_20_Link" text:visited-style-name="Index_20_Link"><text:span text:style-name="T4">5</text:span></text:a></text:p>
        </text:index-body>
      </text:table-of-content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Постановка задачи</text:p>
      <text:p text:style-name="P14"/>
      <text:p text:style-name="P14">Разработать интерпретатор простого языка программирования. Реализовать лексический анализатор, синтаксический анализатор и интерпретатор. Язык должен поддерживать:</text:p>
      <text:p text:style-name="P14"/>
      <text:p text:style-name="P14">- Целочисленные константы</text:p>
      <text:p text:style-name="P14">- Идентификаторы (латинские буквы и цифры, начинаются с буквы)</text:p>
      <text:p text:style-name="P14">- Операторы присваивания: =</text:p>
      <text:p text:style-name="P14">- Арифметические операции: + - * /</text:p>
      <text:p text:style-name="P14">- Оператор вывода: write</text:p>
      <text:p text:style-name="P14">- Оператор ввода: read</text:p>
      <text:p text:style-name="P14">- Оператор цикла: for переменная = начальное_значение to конечное_значение { ... }</text:p>
      <text:p text:style-name="P14">- Условный оператор: if условие { ... } else { ... }</text:p>
      <text:p text:style-name="P14">- Операции сравнения: &lt; &gt; &lt;&gt;</text:p>
      <text:p text:style-name="P14"/>
      <text:p text:style-name="P15">Теоретическая часть</text:p>
      <text:p text:style-name="P14"/>
      <text:p text:style-name="P14">Интерпретатор языка состоит из трех основных компонентов:</text:p>
      <text:p text:style-name="P14"/>
      <text:p text:style-name="P14">1. Лексический анализатор (лексер) — разбивает исходный код на токены (лексемы). Каждый токен имеет тип, значение, строку и столбец для вывода ошибок.</text:p>
      <text:p text:style-name="P14">2. Синтаксический анализатор (парсер) — строит абстрактное синтаксическое дерево (AST) из последовательности токенов, проверяя правильность структуры программы.</text:p>
      <text:p text:style-name="P14">3. Интерпретатор — обходит AST и выполняет узлы, управляя переменными и вычисляя выражения.</text:p>
      <text:p text:style-name="P14">Грамматика языка (основные правила):</text:p>
      <text:p text:style-name="P14"/>
      <text:p text:style-name="P14">Программа → { Оператор }</text:p>
      <text:p text:style-name="P14"><text:soft-page-break/>Оператор → read Идентификатор ;</text:p>
      <text:p text:style-name="P14">Оператор → write Выражение ;</text:p>
      <text:p text:style-name="P14">Оператор → Идентификатор = Выражение ;</text:p>
      <text:p text:style-name="P14">Оператор → for Идентификатор = Выражение to Выражение Оператор</text:p>
      <text:p text:style-name="P14">Оператор → if Выражение Оператор [ else Оператор ]</text:p>
      <text:p text:style-name="P14">Оператор → { Программа }</text:p>
      <text:p text:style-name="P14">Выражение → Сравнение</text:p>
      <text:p text:style-name="P14">Сравнение → Сложение [ (&lt; | &gt; | &lt;&gt;) Сложение ]</text:p>
      <text:p text:style-name="P14">Сложение → Умножение { (+ | -) Умножение }</text:p>
      <text:p text:style-name="P14">Умножение → Фактор { (* | /) Фактор }</text:p>
      <text:p text:style-name="P14">Фактор → Число | Идентификатор | ( Выражение )</text:p>
      <text:p text:style-name="P14"/>
      <text:p text:style-name="P15">Листинг программы</text:p>
      <text:p text:style-name="P14"/>
      <text:p text:style-name="P14">Исходный код программы размещен в репозитории GitHub:</text:p>
      <text:p text:style-name="P14">https://github.com/printRush/BMSTU_Python_SysoevAS</text:p>
      <text:p text:style-name="P14"/>
      <text:p text:style-name="P14">Файлы проекта:</text:p>
      <text:p text:style-name="P14">- ast.py — определение классов узлов абстрактного синтаксического дерева</text:p>
      <text:p text:style-name="P14">- lexer.py — лексический анализатор (разбиение на токены)</text:p>
      <text:p text:style-name="P14">- parser.py — синтаксический анализатор (построение AST)</text:p>
      <text:p text:style-name="P14">- main.py — интерпретатор и точка входа</text:p>
      <text:p text:style-name="P14"/>
      <text:p text:style-name="P14">Пример программы на созданном языке (test.prg):</text:p>
      <text:p text:style-name="P14">{</text:p>
      <text:p text:style-name="P14"><text:s text:c="4"/>sum = 0;</text:p>
      <text:p text:style-name="P14"><text:s text:c="4"/>for i = 1 to 10 {</text:p>
      <text:p text:style-name="P14"><text:s text:c="8"/>sum = sum + i;</text:p>
      <text:p text:style-name="P14"><text:s text:c="4"/>}</text:p>
      <text:p text:style-name="P14"><text:s text:c="4"/>write sum;</text:p>
      <text:p text:style-name="P14"><text:soft-page-break/>}</text:p>
      <text:p text:style-name="P14"/>
      <text:p text:style-name="P15">Результат работы программы</text:p>
      <text:p text:style-name="P14"/>
      <text:p text:style-name="P14">Запуск: python main.py test.prg</text:p>
      <text:p text:style-name="P14"/>
      <text:p text:style-name="P14">Вывод:</text:p>
      <text:p text:style-name="P14"/>
      <text:p text:style-name="P14">Tokens:</text:p>
      <text:p text:style-name="P14"><text:s text:c="2"/>Token(LBRACE, {, 1, 1)</text:p>
      <text:p text:style-name="P14"><text:s text:c="2"/>Token(IDENTIFIER, sum, 2, 5)</text:p>
      <text:p text:style-name="P14"><text:s text:c="2"/>Token(ASSIGN, =, 2, 9)</text:p>
      <text:p text:style-name="P14"><text:s text:c="2"/>Token(NUMBER, 0, 2, 11)</text:p>
      <text:p text:style-name="P14"><text:s text:c="2"/>Token(SEMICOLON, ;, 2, 12)</text:p>
      <text:p text:style-name="P14"><text:s text:c="2"/>Token(FOR, for, 3, 5)</text:p>
      <text:p text:style-name="P14"><text:s text:c="2"/>Token(IDENTIFIER, i, 3, 9)</text:p>
      <text:p text:style-name="P14"><text:s text:c="2"/>Token(ASSIGN, =, 3, 11)</text:p>
      <text:p text:style-name="P14"><text:s text:c="2"/>Token(NUMBER, 1, 3, 13)</text:p>
      <text:p text:style-name="P14"><text:s text:c="2"/>Token(TO, to, 3, 15)</text:p>
      <text:p text:style-name="P14"><text:s text:c="2"/>Token(NUMBER, 10, 3, 18)</text:p>
      <text:p text:style-name="P14"><text:s text:c="2"/>Token(LBRACE, {, 3, 21)</text:p>
      <text:p text:style-name="P14"><text:s text:c="2"/>Token(IDENTIFIER, sum, 4, 9)</text:p>
      <text:p text:style-name="P14"><text:s text:c="2"/>Token(ASSIGN, =, 4, 13)</text:p>
      <text:p text:style-name="P14"><text:s text:c="2"/>Token(IDENTIFIER, sum, 4, 15)</text:p>
      <text:p text:style-name="P14"><text:s text:c="2"/>Token(PLUS, +, 4, 19)</text:p>
      <text:p text:style-name="P14"><text:s text:c="2"/>Token(IDENTIFIER, i, 4, 21)</text:p>
      <text:p text:style-name="P14"><text:s text:c="2"/>Token(SEMICOLON, ;, 4, 22)</text:p>
      <text:p text:style-name="P14"><text:s text:c="2"/>Token(RBRACE, }, 5, 5)</text:p>
      <text:p text:style-name="P14"><text:s text:c="2"/>Token(WRITE, write, 6, 5)</text:p>
      <text:p text:style-name="P14"><text:s text:c="2"/>Token(IDENTIFIER, sum, 6, 11)</text:p>
      <text:p text:style-name="P14"><text:soft-page-break/><text:s text:c="2"/>Token(SEMICOLON, ;, 6, 14)</text:p>
      <text:p text:style-name="P14"><text:s text:c="2"/>Token(RBRACE, }, 7, 1)</text:p>
      <text:p text:style-name="P14"/>
      <text:p text:style-name="P14">AST parsed successfully</text:p>
      <text:p text:style-name="P14"/>
      <text:p text:style-name="P14">Program output:</text:p>
      <text:p text:style-name="P14">55</text:p>
      <text:p text:style-name="P14"/>
      <text:p text:style-name="P14"/>
      <text:p text:style-name="P15">Список использованной литературы и материалов</text:p>
      <text:p text:style-name="P15"/>
      <text:p text:style-name="P14">1. Иванова Г.С. Основы программирования: учебник для вузов. – 4-е изд., стер. – М: изд-во МГТУ им. Н.Э. Баумана, 2007. – 416 с.: ил.</text:p>
      <text:p text:style-name="P14">2. Брюс М. Ван Хорн II, Куан Нгуен. PyCharm: профессиональная работа на Python / пер. с англ. И.Л. Люско. – М.: ДМК Пресс, 2024. – 618 с.: ил.</text:p>
      <text:p text:style-name="P14">3. Welcome to python.org. — Текст : электронный // The official home of the Python Programming Language : [сайт]. — URL: https://www.python.org/</text:p>
      <text:p text:style-name="P14">4. Git. — Текст : электронный // Git : [сайт]. — URL: https://git-scm.com/</text:p>
      <text:p text:style-name="P14">5. GitHub. — Текст : электронный // GitHub : [сайт]. — URL: https://github.com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5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0M32S</meta:editing-duration>
    <meta:editing-cycles>7</meta:editing-cycles>
    <meta:generator>LibreOffice/7.3.7.2$Linux_X86_64 LibreOffice_project/30$Build-2</meta:generator>
    <dc:title>my_default</dc:title>
    <dc:date>2026-04-07T17:48:23.878549487</dc:date>
    <meta:document-statistic meta:table-count="3" meta:image-count="1" meta:object-count="0" meta:page-count="7" meta:paragraph-count="108" meta:word-count="582" meta:character-count="4059" meta:non-whitespace-character-count="3496"/>
  </office:meta>
</office:document-meta>
</file>